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'lucida sans', 'arial unicode ms', code2000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188b" officeooo:paragraph-rsid="001c188b"/>
    </style:style>
    <style:style style:name="P2" style:family="paragraph" style:parent-style-name="Standard">
      <style:text-properties style:use-window-font-color="true" style:font-name="Times New Roman" fo:font-size="12pt" officeooo:rsid="001c188b" officeooo:paragraph-rsid="001c188b" style:font-size-asian="12pt" style:font-size-complex="12pt"/>
    </style:style>
    <style:style style:name="P3" style:family="paragraph" style:parent-style-name="Standard">
      <style:text-properties style:use-window-font-color="true" style:font-name="Times New Roman" fo:font-size="12pt" officeooo:rsid="001c188b" officeooo:paragraph-rsid="001df71f" style:font-size-asian="12pt" style:font-size-complex="12pt"/>
    </style:style>
    <style:style style:name="T1" style:family="text">
      <style:text-properties fo:font-variant="normal" fo:text-transform="none" fo:color="#555555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555555" style:font-name="arial" fo:font-size="9.75pt" fo:letter-spacing="normal" fo:font-style="normal" fo:font-weight="normal" fo:background-color="#b9e7fd" loext:char-shading-value="0"/>
    </style:style>
    <style:style style:name="T3" style:family="text">
      <style:text-properties fo:font-variant="normal" fo:text-transform="none" fo:color="#555555" fo:letter-spacing="normal"/>
    </style:style>
    <style:style style:name="T4" style:family="text">
      <style:text-properties fo:font-variant="normal" fo:text-transform="none" fo:color="#555555" fo:letter-spacing="normal" fo:font-style="normal" fo:font-weight="normal"/>
    </style:style>
    <style:style style:name="T5" style:family="text">
      <style:text-properties fo:font-variant="normal" fo:text-transform="none" fo:color="#555555" fo:letter-spacing="normal" fo:font-style="normal" fo:font-weight="normal" fo:background-color="#b9e7fd" loext:char-shading-value="0"/>
    </style:style>
    <style:style style:name="T6" style:family="text">
      <style:text-properties fo:font-variant="normal" fo:text-transform="none" fo:color="#555555" fo:font-size="9.75pt" fo:letter-spacing="normal" fo:font-style="normal" fo:font-weight="normal"/>
    </style:style>
    <style:style style:name="T7" style:family="text">
      <style:text-properties fo:font-variant="normal" fo:text-transform="none" fo:color="#555555" fo:font-size="9.75pt" fo:letter-spacing="normal" fo:font-style="normal" fo:font-weight="normal" fo:background-color="#b9e7fd" loext:char-shading-value="0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fo:background-color="#b9e7fd" loext:char-shading-value="0"/>
    </style:style>
    <style:style style:name="T11" style:family="text">
      <style:text-properties fo:font-variant="normal" fo:text-transform="none" fo:letter-spacing="normal" fo:font-style="normal" fo:font-weight="normal" officeooo:rsid="001df71f"/>
    </style:style>
    <style:style style:name="T12" style:family="text">
      <style:text-properties fo:font-variant="normal" fo:text-transform="none" fo:letter-spacing="normal" officeooo:rsid="001df7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<text:bookmark text:name="Sp1.s2_o1"/><text:bookmark text:name="token_120"/><text:span text:style-name="T10">Evaluation</text:span><text:span text:style-name="T9"> of the participative court of Citizen</text:span><text:bookmark text:name="token_610"/><text:span text:style-name="T9">and Sciences</text:span><text:span text:style-name="T8"> </text:span><text:line-break/><text:bookmark text:name="Sp1.s2_o"/><text:line-break/><text:line-break/><text:span text:style-name="T9">- Each student</text:span><text:bookmark text:name="token_314"/><text:span text:style-name="T9">/</text:span><text:bookmark text:name="token_418"/><text:span text:style-name="T9">group of students must publish</text:span><text:bookmark text:name="token_016"/><text:span text:style-name="T9"> a part</text:span><text:bookmark text:name="token_118"/><text:span text:style-name="T9">/</text:span><text:bookmark text:name="token_135"/><text:span text:style-name="T9">totality of his open project</text:span><text:bookmark text:name="token_182"/><text:span text:style-name="T9">.</text:span><text:span text:style-name="T8"> </text:span><text:line-break/><text:span text:style-name="T9">- the publication must be able to be accessible</text:span><text:bookmark text:name="token_76"/><text:span text:style-name="T9">by any person eager to take part in this project</text:span><text:span text:style-name="T8"> </text:span><text:line-break/><text:span text:style-name="T9">- the project can be to publish on one or more</text:span><text:bookmark text:name="token_85"/><text:span text:style-name="T9">platforms of division</text:span><text:bookmark text:name="token_117"/><text:span text:style-name="T9">:</text:span><text:span text:style-name="T8"> </text:span><text:line-break/><text:tab/><text:span text:style-name="T9">- publication on Git hub</text:span><text:span text:style-name="T8"> </text:span><text:line-break/><text:tab/><text:span text:style-name="T9">- publication on a Web site</text:span><text:span text:style-name="T8"> </text:span><text:line-break/><text:tab/><text:span text:style-name="T9">- </text:span><text:span text:style-name="T8">… </text:span><text:line-break/><text:span text:style-name="T9">- specif</text:span><text:span text:style-name="T11">ing</text:span><text:span text:style-name="T9"> for each part of the project (</text:span><text:bookmark text:name="token_84"/><text:span text:style-name="T9">if the</text:span><text:bookmark text:name="token_103"/><text:span text:style-name="T9">project contains several parts</text:span><text:bookmark text:name="token_143"/><text:span text:style-name="T9">) the </text:span><text:span text:style-name="T11">corresponding </text:span><text:span text:style-name="T9">licence</text:span><text:line-break/><text:span text:style-name="T9">- describ</text:span><text:span text:style-name="T11">ing</text:span><text:span text:style-name="T9"> your needs for the community</text:span><text:bookmark text:name="token_73"/><text:span text:style-name="T9"> which would like </text:span><text:span text:style-name="T11">to</text:span><text:span text:style-name="T9"> help</text:span><text:span text:style-name="T8"> </text:span><text:span text:style-name="T12">you</text:span><text:line-break/><text:span text:style-name="T9">- specify</text:span><text:span text:style-name="T11">ing</text:span><text:span text:style-name="T9"> the contribution of</text:span><text:bookmark text:name="token_82"/><text:span text:style-name="T9"> each participant (</text:span><text:bookmark text:name="token_111"/><text:span text:style-name="T9">who makes what</text:span><text:bookmark text:name="token_142"/><text:span text:style-name="T9">)</text:span><text:span text:style-name="T8"> </text:span><text:line-break/><text:bookmark text:name="Sp10.s2_o"/><text:line-break/><text:line-break/><text:span text:style-name="T9">- part of the note </text:span><text:span text:style-name="T11">have</text:span><text:span text:style-name="T9"> to reflect</text:span><text:bookmark text:name="token_81"/><text:span text:style-name="T9"> the </text:span><text:span text:style-name="T11">openess of </text:span><text:span text:style-name="T9">project </text:span><text:span text:style-name="T11">participants </text:span><text:span text:style-name="T9">(</text:span><text:bookmark text:name="token_161"/><text:span text:style-name="T9">at least within the</text:span><text:bookmark text:name="token_191"/><text:span text:style-name="T9"> class</text:span><text:bookmark text:name="token_20"/><text:span text:style-name="T9">)</text:span><text:bookmark text:name="token_25"/><text:span text:style-name="T9">, also more you help</text:span><text:bookmark text:name="token_30"/><text:span text:style-name="T9">i n projects of your colleagues </text:span><text:span text:style-name="T11">more</text:span><text:span text:style-name="T9"> the note will be high</text:span><text:bookmark text:name="token_41"/><text:span text:style-name="T9">.</text:span><text:span text:style-name="T8"> </text:span></text:p>
      <text:p text:style-name="P3"><text:span text:style-name="T9">In summarized</text:span><text:bookmark text:name="token_44"/><text:span text:style-name="T9">, you will improve your</text:span><text:bookmark text:name="token_48"/><text:span text:style-name="T9">note if your project with have several external</text:span><text:bookmark text:name="token_55"/><text:span text:style-name="T9">participants</text:span><text:bookmark text:name="token_57"/><text:span text:style-name="T9">, or if you helped in other projects</text:span><text:span text:style-name="T8"> </text:span><text:line-break/><text:bookmark text:name="Sp11.s3_o"/><text:line-break/><text:line-break/><text:span text:style-name="T9">- the adoption of </text:span><text:span text:style-name="T11">open </text:span><text:span text:style-name="T9">tools and supports in your projects counts in the final</text:span><text:bookmark text:name="token_18"/><text:span text:style-name="T9"> note</text:span><text:span text:style-name="T8"> </text:span><text:lin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'lucida sans', 'arial unicode ms', code2000, verdan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ma </meta:initial-creator>
    <meta:creation-date>2016-12-08T12:25:48.405684184</meta:creation-date>
    <dc:date>2016-12-09T14:04:20.946914849</dc:date>
    <dc:creator>salma </dc:creator>
    <meta:editing-duration>P1DT1H8M2S</meta:editing-duration>
    <meta:editing-cycles>1</meta:editing-cycles>
    <meta:document-statistic meta:table-count="0" meta:image-count="0" meta:object-count="0" meta:page-count="1" meta:paragraph-count="2" meta:word-count="173" meta:character-count="1023" meta:non-whitespace-character-count="831"/>
    <meta:generator>LibreOffice/4.2.8.2$Linux_X86_64 LibreOffice_project/420m0$Build-2</meta:generator>
  </office:meta>
</office:document-meta>
</file>